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Times New Roman" svg:font-family="'Times New Roman'"/>
    <style:font-face style:name="medium-content-slab-serif-font" svg:font-family="medium-content-slab-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b25f0" officeooo:paragraph-rsid="001b25f0" style:font-weight-asian="bold" style:font-weight-complex="bold"/>
    </style:style>
    <style:style style:name="P2" style:family="paragraph" style:parent-style-name="Standard">
      <style:text-properties officeooo:paragraph-rsid="002f285b"/>
    </style:style>
    <style:style style:name="P3" style:family="paragraph" style:parent-style-name="Standard">
      <style:text-properties officeooo:paragraph-rsid="00432eb1"/>
    </style:style>
    <style:style style:name="P4" style:family="paragraph" style:parent-style-name="Standard">
      <style:text-properties officeooo:rsid="004ee545" officeooo:paragraph-rsid="004ee545"/>
    </style:style>
    <style:style style:name="P5" style:family="paragraph" style:parent-style-name="Standard">
      <style:text-properties officeooo:paragraph-rsid="00514436"/>
    </style:style>
    <style:style style:name="P6" style:family="paragraph" style:parent-style-name="Text_20_body">
      <style:paragraph-properties fo:margin-top="0cm" fo:margin-bottom="0cm" loext:contextual-spacing="false"/>
    </style:style>
    <style:style style:name="P7" style:family="paragraph" style:parent-style-name="Text_20_body">
      <style:paragraph-properties fo:margin-top="0cm" fo:margin-bottom="0cm" loext:contextual-spacing="false"/>
      <style:text-properties style:text-underline-style="solid" style:text-underline-width="auto" style:text-underline-color="font-color" fo:font-weight="bold" style:font-weight-asian="bold" style:font-weight-complex="bold"/>
    </style:style>
    <style:style style:name="P8"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0f7f61" officeooo:paragraph-rsid="000f7f61" style:font-weight-asian="bold" style:font-weight-complex="bold"/>
    </style:style>
    <style:style style:name="P9" style:family="paragraph" style:parent-style-name="Text_20_body">
      <style:paragraph-properties fo:margin-top="0cm" fo:margin-bottom="0cm" loext:contextual-spacing="false"/>
      <style:text-properties officeooo:rsid="00185486" officeooo:paragraph-rsid="00185486"/>
    </style:style>
    <style:style style:name="P10" style:family="paragraph" style:parent-style-name="Text_20_body">
      <style:paragraph-properties fo:margin-top="0cm" fo:margin-bottom="0cm" loext:contextual-spacing="false"/>
      <style:text-properties officeooo:rsid="00185486" officeooo:paragraph-rsid="002c2b37"/>
    </style:style>
    <style:style style:name="P11" style:family="paragraph" style:parent-style-name="Text_20_body">
      <style:paragraph-properties fo:margin-top="0cm" fo:margin-bottom="0cm" loext:contextual-spacing="false"/>
      <style:text-properties officeooo:rsid="0029c76f" officeooo:paragraph-rsid="0029c76f"/>
    </style:style>
    <style:style style:name="P12" style:family="paragraph" style:parent-style-name="Text_20_body">
      <style:paragraph-properties fo:margin-top="0cm" fo:margin-bottom="0cm" loext:contextual-spacing="false"/>
      <style:text-properties officeooo:rsid="002acb80" officeooo:paragraph-rsid="002acb80"/>
    </style:style>
    <style:style style:name="P13" style:family="paragraph" style:parent-style-name="Text_20_body">
      <style:paragraph-properties fo:margin-top="0cm" fo:margin-bottom="0cm" loext:contextual-spacing="false"/>
      <style:text-properties officeooo:rsid="002c2b37" officeooo:paragraph-rsid="002ec9ae"/>
    </style:style>
    <style:style style:name="P14" style:family="paragraph" style:parent-style-name="Text_20_body">
      <style:paragraph-properties fo:margin-top="0cm" fo:margin-bottom="0cm" loext:contextual-spacing="false"/>
      <style:text-properties officeooo:rsid="002f285b" officeooo:paragraph-rsid="0030f200"/>
    </style:style>
    <style:style style:name="P15" style:family="paragraph" style:parent-style-name="Text_20_body">
      <style:paragraph-properties fo:margin-top="0cm" fo:margin-bottom="0cm" loext:contextual-spacing="false"/>
      <style:text-properties officeooo:paragraph-rsid="00432eb1"/>
    </style:style>
    <style:style style:name="P16" style:family="paragraph" style:parent-style-name="Text_20_body">
      <style:paragraph-properties fo:margin-top="0cm" fo:margin-bottom="0cm" loext:contextual-spacing="false"/>
      <style:text-properties fo:font-variant="normal" fo:text-transform="none" fo:color="#000000" style:font-name="Times New Roman" fo:font-size="14pt" fo:letter-spacing="normal" fo:font-style="normal" fo:font-weight="normal"/>
    </style:style>
    <style:style style:name="P17" style:family="paragraph" style:parent-style-name="Text_20_body">
      <style:paragraph-properties fo:margin-top="0cm" fo:margin-bottom="0cm" loext:contextual-spacing="false"/>
      <style:text-properties fo:font-variant="normal" fo:text-transform="none" fo:color="#000000" style:font-name="Times New Roman" fo:font-size="14pt" fo:letter-spacing="normal" fo:font-style="normal" fo:font-weight="normal" officeooo:paragraph-rsid="0051a525"/>
    </style:style>
    <style:style style:name="P18" style:family="paragraph" style:parent-style-name="Text_20_body">
      <style:paragraph-properties fo:margin-top="0cm" fo:margin-bottom="0cm" loext:contextual-spacing="false"/>
      <style:text-properties fo:font-variant="normal" fo:text-transform="none" fo:color="#000000" style:font-name="Times New Roman" fo:font-size="14pt" fo:letter-spacing="normal" fo:font-style="normal" fo:font-weight="normal" officeooo:rsid="005a3ec6" officeooo:paragraph-rsid="005a3ec6"/>
    </style:style>
    <style:style style:name="P19" style:family="paragraph" style:parent-style-name="Text_20_body">
      <style:paragraph-properties fo:margin-top="0cm" fo:margin-bottom="0cm" loext:contextual-spacing="false"/>
      <style:text-properties officeooo:paragraph-rsid="004c1f6e"/>
    </style:style>
    <style:style style:name="P20" style:family="paragraph" style:parent-style-name="Standard">
      <style:text-properties fo:font-variant="normal" fo:text-transform="none" fo:color="#222222" style:font-name="Arial" fo:font-size="9.75pt" fo:letter-spacing="normal" fo:font-style="normal" fo:font-weight="normal" officeooo:rsid="001b25f0" officeooo:paragraph-rsid="001b25f0" style:font-weight-asian="bold" style:font-weight-complex="bold"/>
    </style:style>
    <style:style style:name="P21" style:family="paragraph" style:parent-style-name="Standard">
      <style:text-properties fo:font-variant="normal" fo:text-transform="none" fo:color="#222222" style:font-name="Arial" fo:font-size="9.75pt" fo:letter-spacing="normal" fo:font-style="normal" fo:font-weight="normal" officeooo:paragraph-rsid="002f285b"/>
    </style:style>
    <style:style style:name="P22" style:family="paragraph" style:parent-style-name="Standard">
      <style:text-properties fo:font-variant="normal" fo:text-transform="none" fo:color="#222222" style:font-name="Arial" fo:font-size="9.75pt" fo:letter-spacing="normal" fo:font-style="normal" fo:font-weight="normal" officeooo:rsid="00432eb1" officeooo:paragraph-rsid="00432eb1"/>
    </style:style>
    <style:style style:name="P23" style:family="paragraph" style:parent-style-name="Standard">
      <style:text-properties fo:font-variant="normal" fo:text-transform="none" fo:color="#222222" style:font-name="Arial" fo:font-size="9.75pt" fo:letter-spacing="normal" fo:font-style="normal" fo:font-weight="normal" officeooo:rsid="004ee545" officeooo:paragraph-rsid="004ee545"/>
    </style:style>
    <style:style style:name="P24" style:family="paragraph" style:parent-style-name="Text_20_body" style:list-style-name="L1"/>
    <style:style style:name="P25" style:family="paragraph" style:parent-style-name="Text_20_body" style:list-style-name="L1">
      <style:paragraph-properties fo:margin-top="0cm" fo:margin-bottom="0cm" loext:contextual-spacing="false"/>
    </style:style>
    <style:style style:name="P26" style:family="paragraph" style:parent-style-name="Text_20_body">
      <style:paragraph-properties fo:margin-top="0cm" fo:margin-bottom="0cm" loext:contextual-spacing="false"/>
      <style:text-properties fo:font-variant="normal" fo:text-transform="none" fo:color="#000000" style:font-name="Times New Roman" fo:font-size="14pt" fo:letter-spacing="normal" fo:font-style="normal" fo:font-weight="normal" officeooo:rsid="0045a556" officeooo:paragraph-rsid="004c1f6e"/>
    </style:style>
    <style:style style:name="P27" style:family="paragraph" style:parent-style-name="Text_20_body">
      <style:paragraph-properties fo:margin-top="0cm" fo:margin-bottom="0cm" loext:contextual-spacing="false"/>
      <style:text-properties officeooo:rsid="0024f952" officeooo:paragraph-rsid="002c2b37"/>
    </style:style>
    <style:style style:name="P28" style:family="paragraph" style:parent-style-name="Text_20_body" style:list-style-name="L2">
      <style:paragraph-properties fo:margin-top="0cm" fo:margin-bottom="0cm" loext:contextual-spacing="false"/>
      <style:text-properties officeooo:rsid="002acb80" officeooo:paragraph-rsid="002acb80"/>
    </style:style>
    <style:style style:name="P29" style:family="paragraph" style:parent-style-name="Text_20_body" style:list-style-name="L1">
      <style:paragraph-properties fo:margin-top="0cm" fo:margin-bottom="0cm" loext:contextual-spacing="false"/>
      <style:text-properties fo:letter-spacing="normal"/>
    </style:style>
    <style:style style:name="P30" style:family="paragraph" style:parent-style-name="Text_20_body">
      <style:paragraph-properties fo:margin-top="0cm" fo:margin-bottom="0cm" loext:contextual-spacing="false"/>
      <style:text-properties officeooo:rsid="002c2b37" officeooo:paragraph-rsid="002c2b37"/>
    </style:style>
    <style:style style:name="P31"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5da9a5" officeooo:paragraph-rsid="005da9a5" style:font-weight-asian="bold" style:font-weight-complex="bold"/>
    </style:style>
    <style:style style:name="T1" style:family="text">
      <style:text-properties officeooo:rsid="0010d75a"/>
    </style:style>
    <style:style style:name="T2" style:family="text">
      <style:text-properties officeooo:rsid="0015076a"/>
    </style:style>
    <style:style style:name="T3" style:family="text">
      <style:text-properties officeooo:rsid="001a2fee"/>
    </style:style>
    <style:style style:name="T4" style:family="text">
      <style:text-properties officeooo:rsid="001b25f0"/>
    </style:style>
    <style:style style:name="T5" style:family="text">
      <style:text-properties fo:font-variant="normal" fo:text-transform="none" fo:color="#222222" style:font-name="Arial" fo:font-size="9.75pt" fo:letter-spacing="normal" fo:font-style="normal" fo:font-weight="normal"/>
    </style:style>
    <style:style style:name="T6" style:family="text">
      <style:text-properties fo:font-variant="normal" fo:text-transform="none" fo:color="#222222" style:font-name="Arial" fo:font-size="9.75pt" fo:letter-spacing="normal" fo:font-style="normal" fo:font-weight="normal" officeooo:rsid="002f285b" style:font-weight-asian="bold" style:font-weight-complex="bold"/>
    </style:style>
    <style:style style:name="T7" style:family="text">
      <style:text-properties fo:font-variant="normal" fo:text-transform="none" fo:color="#222222" style:font-name="Arial" fo:font-size="9.75pt" fo:letter-spacing="normal" fo:font-style="normal" fo:font-weight="normal" officeooo:rsid="00432eb1"/>
    </style:style>
    <style:style style:name="T8" style:family="text">
      <style:text-properties fo:font-variant="normal" fo:text-transform="none" fo:color="#222222" style:font-name="Arial" fo:font-size="9.75pt" fo:letter-spacing="normal" fo:font-style="normal" fo:font-weight="normal" officeooo:rsid="00514436"/>
    </style:style>
    <style:style style:name="T9" style:family="text">
      <style:text-properties fo:font-variant="normal" fo:text-transform="none" fo:color="#222222" style:font-name="Arial" fo:font-size="9.75pt" fo:letter-spacing="normal" fo:font-style="italic" fo:font-weight="normal"/>
    </style:style>
    <style:style style:name="T10" style:family="text">
      <style:text-properties fo:font-variant="normal" fo:text-transform="none" fo:color="#000000" style:font-name="Times New Roman" fo:font-size="14pt" fo:letter-spacing="normal" fo:font-style="normal" fo:font-weight="normal"/>
    </style:style>
    <style:style style:name="T11" style:family="text">
      <style:text-properties fo:font-variant="normal" fo:text-transform="none" fo:color="#000000" style:font-name="Times New Roman" fo:font-size="14pt" fo:letter-spacing="normal" fo:font-style="normal" fo:font-weight="normal" officeooo:rsid="0045a556"/>
    </style:style>
    <style:style style:name="T12" style:family="text">
      <style:text-properties fo:font-variant="normal" fo:text-transform="none" fo:color="#000000" style:font-name="Times New Roman" fo:font-size="14pt" fo:letter-spacing="normal" fo:font-style="normal" fo:font-weight="normal" officeooo:rsid="00491f0c"/>
    </style:style>
    <style:style style:name="T13" style:family="text">
      <style:text-properties fo:font-variant="normal" fo:text-transform="none" fo:color="#000000" style:font-name="Times New Roman" fo:font-size="14pt" fo:letter-spacing="normal" fo:font-style="normal" fo:font-weight="normal" officeooo:rsid="004b1eec"/>
    </style:style>
    <style:style style:name="T14" style:family="text">
      <style:text-properties fo:font-variant="normal" fo:text-transform="none" fo:color="#000000" style:font-name="Times New Roman" fo:font-size="14pt" fo:letter-spacing="normal" fo:font-style="normal" fo:font-weight="normal" officeooo:rsid="004b401e"/>
    </style:style>
    <style:style style:name="T15" style:family="text">
      <style:text-properties fo:font-variant="normal" fo:text-transform="none" fo:color="#000000" style:font-name="Times New Roman" fo:font-size="14pt" fo:letter-spacing="normal" fo:font-style="normal" fo:font-weight="normal" officeooo:rsid="004c1f6e"/>
    </style:style>
    <style:style style:name="T16" style:family="text">
      <style:text-properties fo:font-variant="normal" fo:text-transform="none" fo:color="#000000" style:font-name="Times New Roman" fo:font-size="14pt" fo:letter-spacing="normal" fo:font-style="normal" fo:font-weight="normal" officeooo:rsid="004e0978"/>
    </style:style>
    <style:style style:name="T17" style:family="text">
      <style:text-properties fo:font-variant="normal" fo:text-transform="none" fo:color="#000000" style:font-name="Times New Roman" fo:font-size="14pt" fo:letter-spacing="normal" fo:font-style="normal" fo:font-weight="normal" officeooo:rsid="004e73c0"/>
    </style:style>
    <style:style style:name="T18" style:family="text">
      <style:text-properties fo:color="#222222" style:font-name="Arial" fo:font-size="9.75pt" fo:letter-spacing="normal" fo:font-style="italic" fo:font-weight="normal"/>
    </style:style>
    <style:style style:name="T19" style:family="text">
      <style:text-properties officeooo:rsid="001e4ba1"/>
    </style:style>
    <style:style style:name="T20" style:family="text">
      <style:text-properties officeooo:rsid="001ed553"/>
    </style:style>
    <style:style style:name="T21" style:family="text">
      <style:text-properties officeooo:rsid="001f8bcd"/>
    </style:style>
    <style:style style:name="T22" style:family="text">
      <style:text-properties officeooo:rsid="0020526e"/>
    </style:style>
    <style:style style:name="T23" style:family="text">
      <style:text-properties officeooo:rsid="0022a7d6"/>
    </style:style>
    <style:style style:name="T24" style:family="text">
      <style:text-properties officeooo:rsid="0024f952"/>
    </style:style>
    <style:style style:name="T25" style:family="text">
      <style:text-properties officeooo:rsid="0029c76f"/>
    </style:style>
    <style:style style:name="T26" style:family="text">
      <style:text-properties officeooo:rsid="002ec9ae"/>
    </style:style>
    <style:style style:name="T27" style:family="text">
      <style:text-properties officeooo:rsid="002f285b"/>
    </style:style>
    <style:style style:name="T28" style:family="text">
      <style:text-properties officeooo:rsid="003041fb"/>
    </style:style>
    <style:style style:name="T29" style:family="text">
      <style:text-properties officeooo:rsid="0030f200"/>
    </style:style>
    <style:style style:name="T30" style:family="text">
      <style:text-properties officeooo:rsid="0031f9de"/>
    </style:style>
    <style:style style:name="T31" style:family="text">
      <style:text-properties officeooo:rsid="00332db0"/>
    </style:style>
    <style:style style:name="T32" style:family="text">
      <style:text-properties officeooo:rsid="00368152"/>
    </style:style>
    <style:style style:name="T33" style:family="text">
      <style:text-properties officeooo:rsid="0036e75a"/>
    </style:style>
    <style:style style:name="T34" style:family="text">
      <style:text-properties officeooo:rsid="003c9586"/>
    </style:style>
    <style:style style:name="T35" style:family="text">
      <style:text-properties officeooo:rsid="003e3817"/>
    </style:style>
    <style:style style:name="T36" style:family="text">
      <style:text-properties officeooo:rsid="0040f90b"/>
    </style:style>
    <style:style style:name="T37" style:family="text">
      <style:text-properties officeooo:rsid="00432eb1"/>
    </style:style>
    <style:style style:name="T38" style:family="text">
      <style:text-properties officeooo:rsid="004c1f6e"/>
    </style:style>
    <style:style style:name="T39" style:family="text">
      <style:text-properties officeooo:rsid="004f147b"/>
    </style:style>
    <style:style style:name="T40" style:family="text">
      <style:text-properties officeooo:rsid="0050f80b"/>
    </style:style>
    <style:style style:name="T41" style:family="text">
      <style:text-properties fo:color="#ce181e" officeooo:rsid="0050f80b"/>
    </style:style>
    <style:style style:name="T42" style:family="text">
      <style:text-properties fo:color="#ce181e" officeooo:rsid="0051a525"/>
    </style:style>
    <style:style style:name="T43" style:family="text">
      <style:text-properties fo:color="#ce181e" officeooo:rsid="0052c546"/>
    </style:style>
    <style:style style:name="T44" style:family="text">
      <style:text-properties fo:color="#ce181e" officeooo:rsid="005425c5"/>
    </style:style>
    <style:style style:name="T45" style:family="text">
      <style:text-properties fo:color="#ce181e" officeooo:rsid="00544ba4"/>
    </style:style>
    <style:style style:name="T46" style:family="text">
      <style:text-properties fo:color="#ce181e" officeooo:rsid="00558404"/>
    </style:style>
    <style:style style:name="T47" style:family="text">
      <style:text-properties fo:color="#ce181e" officeooo:rsid="00574112"/>
    </style:style>
    <style:style style:name="T48" style:family="text">
      <style:text-properties style:font-name="medium-content-slab-serif-font" fo:font-size="22.5pt" fo:font-style="italic"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8">Can Age and Gender be predicted using <text:span text:style-name="T1">text obtained from </text:span>Social Media posts? </text:p>
      <text:p text:style-name="P7"/>
      <text:p text:style-name="P6"/>
      <text:p text:style-name="P11">½ a page</text:p>
      <text:list xml:id="list4265520139" text:style-name="L1">
        <text:list-item>
          <text:p text:style-name="P25"><text:bookmark text:name="yui_3_17_2_1_1554322663003_36"/>Introduction: 5 marks</text:p>
        </text:list-item>
        <text:list-item>
          <text:p text:style-name="P29">“<text:span text:style-name="T48">people who are close in age have similar interests as a result of age-related life events”</text:span></text:p>
        </text:list-item>
      </text:list>
      <text:p text:style-name="P17">Language features, <text:span text:style-name="T39">which are</text:span> words or phrases used in literary texts <text:span text:style-name="T39">such as metaphors, alliteration and oxymorons</text:span> are gender-preferential, <text:span text:style-name="T39">as opposed to being</text:span> exclusive to one sex <text:span text:style-name="T39">[4]</text:span>. <text:span text:style-name="T40">An example of this being the responses of men and women, both men and women provide minimal responses when listening to a speaker however the context, timing and frequency of the responses vary with gender [5, 6]. It is also noted that people of the same gender use different gender </text:span><text:span text:style-name="T41">preferential features than other members of the same gender, </text:span><text:span text:style-name="T42">an example of this being </text:span><text:span text:style-name="T43">members of the same gender </text:span><text:span text:style-name="T44">such as men</text:span><text:span text:style-name="T42"> speaking in long utterance lengths, whereas other </text:span><text:span text:style-name="T44">men</text:span><text:span text:style-name="T43"> </text:span><text:span text:style-name="T44">may </text:span><text:span text:style-name="T43">use a high number of insults and aggressive utterences</text:span><text:span text:style-name="T41">, </text:span><text:span text:style-name="T47">which </text:span><text:span text:style-name="T45">highlights the struggle of <text:s/></text:span><text:span text:style-name="T46">differentiating between genders.</text:span></text:p>
      <text:p text:style-name="P18">Differentiating peoples age based on their </text:p>
      <text:p text:style-name="P16"/>
      <text:p text:style-name="P6">- <text:span text:style-name="T2">Focusing on tweets from a bio and using that to predict gender and age</text:span></text:p>
      <text:p text:style-name="P6"/>
      <text:p text:style-name="P11">½ page</text:p>
      <text:list xml:id="list235648251273383" text:continue-numbering="true" text:style-name="L1">
        <text:list-item>
          <text:p text:style-name="P25">Related Work: 5 marks</text:p>
        </text:list-item>
      </text:list>
      <text:p text:style-name="P6"/>
      <text:p text:style-name="P15"><text:span text:style-name="T4">In [1], a</text:span>uthor profiling <text:span text:style-name="T4">was achieved </text:span>by studying sociolect aspect, <text:span text:style-name="T4">which is</text:span> how language is shared by people. <text:span text:style-name="T23">A blog corpus was used with</text:span> N-grams of POS tags in documents, punctuation symbols and number of link<text:span text:style-name="T22">s</text:span> <text:span text:style-name="T22">with </text:span>a<text:span text:style-name="T19">n SVM</text:span> <text:span text:style-name="T4">was used </text:span>to determine unknown author’s age and gender <text:span text:style-name="T20">that achieved a </text:span>64.30% <text:span text:style-name="T20">accuracy with age and a </text:span>64.73% <text:span text:style-name="T21">accuracy for gender. In [1], the only metric that was used for classification evaluation was accuracy, and the data was unevenly distributed with a significantly larger proportion of the corpus coming from ages 25 and above. In [2] a corpus of chat texts was collected from a </text:span>Belgian social networking site <text:span text:style-name="T27">called </text:span>Netlog. <text:span text:style-name="T34">The text was tokenized and the </text:span>feature set <text:span text:style-name="T32">was limited by</text:span> token and character features only, <text:span text:style-name="T33">the </text:span>feature sets <text:span text:style-name="T33">were built</text:span> by selecting features with the highest χ2 <text:span text:style-name="T33">value and an </text:span>SVM <text:span text:style-name="T32">c</text:span>lassifier <text:span text:style-name="T33">was used to classify age which achieved an accuracy of 71.3%, and when classifying age and gender an accuracy of </text:span>66.3% <text:span text:style-name="T33">was achived on their whole dataset, it was found that </text:span>token features outperformed character features in each age classification task. <text:span text:style-name="T35">This paper achieved a highest </text:span>accuracy score <text:span text:style-name="T36">of</text:span> 88.8%, precision score of 91.5%, recall score of 92.9% and best F-score of 91.7% for the adult class <text:span text:style-name="T35">of a smaller subset of data. This paper tested the models on data taken from the same site the model was trained on and </text:span><text:soft-page-break/><text:span text:style-name="T35">although the accuracies achieved were 88% and above the data used was </text:span>non-standard language <text:span text:style-name="T37">specific to the </text:span>Netlog <text:span text:style-name="T37">site written by users in Belgium with access to Netlog specific emojis.</text:span></text:p>
      <text:p text:style-name="P19"><text:span text:style-name="T38">A study was conducted [3] where particapants</text:span><text:span text:style-name="T15"> </text:span><text:span text:style-name="T16">analysed</text:span><text:span text:style-name="T15"> a text that was 50 words long regarding a gender neutral topic, each text had small change</text:span><text:span text:style-name="T16">s</text:span><text:span text:style-name="T15"> made to them in order to create a male version and a female version of the text </text:span><text:span text:style-name="T16">and each particapant had to identify 3 different texts as either male or female</text:span><text:span text:style-name="T15">. </text:span><text:span text:style-name="T17">It was</text:span><text:span text:style-name="T38"> found that </text:span><text:span text:style-name="T10">participants c</text:span><text:span text:style-name="T12">ould</text:span><text:span text:style-name="T10"> correctly discriminate gender </text:span><text:span text:style-name="T12">of users, </text:span><text:span text:style-name="T10">on the basis of linguistic-style </text:span><text:span text:style-name="T13">when other cues to gend</text:span><text:span text:style-name="T11">er</text:span><text:span text:style-name="T10"> </text:span><text:span text:style-name="T13">were </text:span><text:span text:style-name="T10">abse</text:span><text:span text:style-name="T13">nt, </text:span><text:span text:style-name="T14">highlighting the importance of lingustic-style when identifying gender</text:span><text:span text:style-name="T11">. </text:span></text:p>
      <text:p text:style-name="P26"/>
      <text:p text:style-name="P26"/>
      <text:p text:style-name="P15"/>
      <text:p text:style-name="P11">½ page</text:p>
      <text:list xml:id="list235648142126601" text:continue-numbering="true" text:style-name="L1">
        <text:list-item>
          <text:p text:style-name="P25">Data: 5 marks</text:p>
        </text:list-item>
      </text:list>
      <text:p text:style-name="P27">Within this project, tweets from user’s twitter pages was gathered and seperated by gender, and stored in seperate folders, one folder contained tweets from males, the other tweets from females.</text:p>
      <text:p text:style-name="P13">In order to <text:span text:style-name="T26">obtain</text:span> a representitive sample, tweets were gathered from USA, Australia, UK and Canada. <text:span text:style-name="T26">However, it is noted that this study is limited by the countries and areas that were selected to gather data from, in addition to the fact that this project has a focus on only tweets written in English. This is a limitation due to the fact that the composure of tweets by Men and Women may significantly vary when writing in different languages and further inferences could be gained from this information which could significantly improve the models used.</text:span></text:p>
      <text:p text:style-name="P14">Due to many people<text:span text:style-name="T29"> falsifying</text:span> their age on social media [CITE] the majority of data that was collected <text:span text:style-name="T30">from twitter </text:span>was from users that <text:span text:style-name="T30">were </text:span>verified <text:span text:style-name="T30">on twitter</text:span> [CITE], <text:span text:style-name="T31">t</text:span>his ensured the data used to train the models w<text:span text:style-name="T28">as</text:span> an accurate representation of text written by the associated age. </text:p>
      <text:p text:style-name="P30"/>
      <text:p text:style-name="P31">EDA</text:p>
      <text:p text:style-name="P10"><text:span text:style-name="T24"><text:s text:c="2"/></text:span>Using celebrity data <text:span text:style-name="T3">+ other tweets from tweepy</text:span></text:p>
      <text:p text:style-name="P9"/>
      <text:p text:style-name="P12">½ page</text:p>
      <text:list xml:id="list489199866" text:style-name="L2">
        <text:list-item>
          <text:p text:style-name="P28">Ethics </text:p>
        </text:list-item>
      </text:list>
      <text:p text:style-name="P9"/>
      <text:p text:style-name="P11">1 page</text:p>
      <text:list xml:id="list235648976247074" text:continue-list="list235648142126601" text:style-name="L1">
        <text:list-item>
          <text:p text:style-name="P25">Methodology: 5 marks</text:p>
        </text:list-item>
      </text:list>
      <text:p text:style-name="P11">1 page</text:p>
      <text:list xml:id="list235649540474312" text:continue-numbering="true" text:style-name="L1">
        <text:list-item>
          <text:p text:style-name="P25">Results 5 marks <text:span text:style-name="T25">+ </text:span>Findings: 5 marks</text:p>
        </text:list-item>
      </text:list>
      <text:p text:style-name="P11">½ page</text:p>
      <text:list xml:id="list235648584296727" text:continue-numbering="true" text:style-name="L1">
        <text:list-item>
          <text:p text:style-name="P25">Conclusions: 5 marks</text:p>
        </text:list-item>
        <text:list-item>
          <text:p text:style-name="P25">Formatting, structure and language: 5 marks</text:p>
        </text:list-item>
        <text:list-item>
          <text:p text:style-name="P24">Reproducibility: 5 marks</text:p>
        </text:list-item>
      </text:list>
      <text:p text:style-name="Standard"/>
      <text:p text:style-name="Standard"/>
      <text:p text:style-name="Standard"/>
      <text:p text:style-name="Standard"/>
      <text:p text:style-name="P1"><text:soft-page-break/>References</text:p>
      <text:p text:style-name="P1"/>
      <text:p text:style-name="P1"><text:span text:style-name="T5">[1] Santosh, K., Bansal, R., Shekhar, M. and Varma, V., 2013. Author profiling: Predicting age and gender from blogs. </text:span><text:span text:style-name="T18">Notebook for PAN at CLEF</text:span><text:span text:style-name="T5">, </text:span><text:span text:style-name="T18">2013</text:span><text:span text:style-name="T5">.</text:span></text:p>
      <text:p text:style-name="P20"/>
      <text:p text:style-name="P2"><text:span text:style-name="T6">[2] </text:span><text:span text:style-name="T5">Peersman, C., Daelemans, W. and Van Vaerenbergh, L., 2011, October. Predicting age and gender in online social networks. In </text:span><text:span text:style-name="T9">Proceedings of the 3rd international workshop on Search and mining user-generated contents</text:span><text:span text:style-name="T5"> (pp. 37-44). ACM.</text:span></text:p>
      <text:p text:style-name="P21"/>
      <text:p text:style-name="P3"><text:span text:style-name="T7">[3] </text:span><text:span text:style-name="T5">Thomson, R. and Murachver, T., 2001. Predicting gender from electronic discourse. </text:span><text:span text:style-name="T9">British Journal of Social Psychology</text:span><text:span text:style-name="T5">, </text:span><text:span text:style-name="T9">40</text:span><text:span text:style-name="T5">(2), pp.193-208.</text:span><text:span text:style-name="T7"> </text:span></text:p>
      <text:p text:style-name="P22"/>
      <text:p text:style-name="P4"><text:span text:style-name="T7">[</text:span><text:span text:style-name="T5">4] Fitzpatrick, Mary &amp; Mulac, Anthony &amp; Dindia, Kathryn. (1995). Gender-Preferential Language Use in Spouse and Stranger Interaction. Journal of Language and Social Psychology - J LANG SOC PSYCHOL. 14. 18-39. 10.1177/0261927X95141002. </text:span></text:p>
      <text:p text:style-name="P23"/>
      <text:p text:style-name="P4"><text:span text:style-name="T8">[5]</text:span><text:span text:style-name="T5"> <text:s/>Hannah, A., &amp; Murachver, T. (1999). Gender and Conversational Style as Predictors of Conversational Behavior. Journal of Language and Social Psychology, 18(2), 153–174. </text:span><text:a xlink:type="simple" xlink:href="https://doi.org/10.1177/0261927X99018002002" text:style-name="Internet_20_link" text:visited-style-name="Visited_20_Internet_20_Link">https://doi.org/10.1177/0261927X99018002002</text:a></text:p>
      <text:p text:style-name="P23"/>
      <text:p text:style-name="P5"><text:span text:style-name="T8">[6] </text:span><text:span text:style-name="T5">Zimmerman, D. H., and West, C., (1975) Sex roles, interruptions and silences in conversation Language and sex: Difference and dominance. pp: 105- 129. Stanford, CA: Stanford University P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Times New Roman" svg:font-family="'Times New Roman'"/>
    <style:font-face style:name="medium-content-slab-serif-font" svg:font-family="medium-content-slab-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3T21:14:09.874131528</meta:creation-date>
    <meta:generator>LibreOffice/6.0.7.3$Linux_X86_64 LibreOffice_project/00m0$Build-3</meta:generator>
    <dc:date>2019-04-08T23:56:25.070266835</dc:date>
    <meta:editing-duration>PT11H3M50S</meta:editing-duration>
    <meta:editing-cycles>63</meta:editing-cycles>
    <meta:document-statistic meta:table-count="0" meta:image-count="0" meta:object-count="0" meta:page-count="3" meta:paragraph-count="35" meta:word-count="936" meta:character-count="5673" meta:non-whitespace-character-count="4772"/>
  </office:meta>
</office:document-meta>
</file>